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kzidenz" svg:font-family="akzidenz, 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424950" style:font-name="akzidenz" fo:font-size="12pt" fo:letter-spacing="normal" fo:font-style="normal" fo:font-weight="normal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847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847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</style:style>
    <style:style style:name="P9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424950" style:font-name="akzidenz" fo:font-size="12pt" fo:letter-spacing="normal" fo:font-style="normal"/>
    </style:style>
    <style:style style:name="T2" style:family="text">
      <style:text-properties fo:font-variant="normal" fo:text-transform="none" fo:color="#424950" style:font-name="akzidenz" fo:font-size="12pt" fo:letter-spacing="normal" fo:font-style="normal" fo:font-weight="bold"/>
    </style:style>
    <style:style style:name="T3" style:family="text">
      <style:text-properties fo:font-variant="normal" fo:text-transform="none" fo:color="#424950" style:font-name="akzidenz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424950" style:font-name="akzidenz" fo:font-size="12pt" fo:letter-spacing="normal" fo:font-style="normal" fo:font-weight="bold" officeooo:rsid="001b6cbf" style:font-weight-asian="bold" style:font-weight-complex="bold"/>
    </style:style>
    <style:style style:name="T5" style:family="text">
      <style:text-properties fo:font-variant="normal" fo:text-transform="none" fo:color="#424950" style:font-name="akzidenz" fo:font-size="12pt" fo:letter-spacing="normal" fo:font-style="normal" fo:font-weight="normal"/>
    </style:style>
    <style:style style:name="T6" style:family="text">
      <style:text-properties fo:font-variant="normal" fo:text-transform="none" fo:color="#13aa52" style:font-name="akzidenz" fo:font-size="12pt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:</text:p>
      <text:p text:style-name="P4">Which of the following aggregation stages have equivalent cursor methods?</text:p>
      <text:p text:style-name="P6">Check all answers that apply:</text:p>
      <text:p text:style-name="P7"><text:span text:style-name="Strong_20_Emphasis"><text:span text:style-name="T2">Attempts Remaining:</text:span></text:span><text:span text:style-name="T6">Correct Answer</text:span></text:p>
      <text:p text:style-name="P9"><text:span text:style-name="Teletype"><text:span text:style-name="T4">x </text:span></text:span><text:span text:style-name="Teletype"><text:span text:style-name="T3">$limit</text:span></text:span></text:p>
      <text:p text:style-name="P9"><text:span text:style-name="Teletype"><text:span text:style-name="T4">x </text:span></text:span><text:span text:style-name="Teletype"><text:span text:style-name="T3">$skip</text:span></text:span></text:p>
      <text:p text:style-name="P9"><text:span text:style-name="Teletype"><text:span text:style-name="T4">x </text:span></text:span><text:span text:style-name="Teletype"><text:span text:style-name="T3">$sort</text:span></text:span></text:p>
      <text:p text:style-name="Standard"/>
      <text:p text:style-name="Standard"/>
      <text:p text:style-name="P3">Problem:</text:p>
      <text:p text:style-name="P5"><text:span text:style-name="T5">Which of the following are valid methods to insert a new document into a collection using the </text:span><text:span text:style-name="Teletype"><text:span text:style-name="T5">Node.js</text:span></text:span><text:span text:style-name="T5"> driver?</text:span></text:p>
      <text:p text:style-name="P6">Check all answers that apply:</text:p>
      <text:p text:style-name="P7"><text:span text:style-name="Strong_20_Emphasis"><text:span text:style-name="T2">Attempts Remaining:</text:span></text:span><text:span text:style-name="T6">Correct Answer</text:span></text:p>
      <text:p text:style-name="P9"><text:span text:style-name="Teletype"><text:span text:style-name="T3">updateOne</text:span></text:span><text:span text:style-name="T3"> with </text:span><text:span text:style-name="Teletype"><text:span text:style-name="T3">upsert: true</text:span></text:span><text:span text:style-name="T3"> specified in the options.</text:span></text:p>
      <text:p text:style-name="P9"><text:span text:style-name="Teletype"><text:span text:style-name="T5">writeDocument</text:span></text:span></text:p>
      <text:p text:style-name="P9"><text:span text:style-name="Teletype"><text:span text:style-name="T3">insertMany</text:span></text:span></text:p>
      <text:p text:style-name="P9"><text:span text:style-name="Teletype"><text:span text:style-name="T3">insertOne</text:span></text:span></text:p>
      <text:p text:style-name="Standard"/>
      <text:p text:style-name="Standard"/>
      <text:p text:style-name="Standard"/>
      <text:p text:style-name="P3">Problem:</text:p>
      <text:p text:style-name="P4">Which of the following Write Concerns are valid in a 3-node replica set?</text:p>
      <text:p text:style-name="P6">Check all answers that apply:</text:p>
      <text:p text:style-name="P7"><text:span text:style-name="Strong_20_Emphasis"><text:span text:style-name="T2">Attempts Remaining:</text:span></text:span><text:span text:style-name="T6">Correct Answer</text:span></text:p>
      <text:p text:style-name="P9"><text:span text:style-name="Teletype"><text:span text:style-name="T3">w: 0</text:span></text:span></text:p>
      <text:p text:style-name="P9"><text:span text:style-name="Teletype"><text:span text:style-name="T3">w: 1</text:span></text:span></text:p>
      <text:p text:style-name="P9"><text:span text:style-name="Teletype"><text:span text:style-name="T5">w: 4</text:span></text:span></text:p>
      <text:p text:style-name="P9"><text:span text:style-name="Teletype"><text:span text:style-name="T5">w: 5</text:span></text:span></text:p>
      <text:p text:style-name="P9"><text:span text:style-name="Teletype"><text:span text:style-name="T3">w: majority</text:span></text:span></text:p>
      <text:p text:style-name="Standard"/>
      <text:p text:style-name="Standard"/>
      <text:p text:style-name="P3">Problem:</text:p>
      <text:p text:style-name="P5"><text:span text:style-name="T5">Which of the following can be passed to the </text:span><text:span text:style-name="Teletype"><text:span text:style-name="T5">updateOne()</text:span></text:span><text:span text:style-name="T5"> and </text:span><text:span text:style-name="Teletype"><text:span text:style-name="T5">updateMany()</text:span></text:span><text:span text:style-name="T5"> commands?</text:span></text:p>
      <text:p text:style-name="P6"><text:soft-page-break/>Check all answers that apply:</text:p>
      <text:p text:style-name="P7"><text:span text:style-name="Strong_20_Emphasis"><text:span text:style-name="T2">Attempts Remaining:</text:span></text:span><text:span text:style-name="T6">Correct Answer</text:span></text:p>
      <text:p text:style-name="P10">A read preference</text:p>
      <text:p text:style-name="P10">An aggregation pipeline</text:p>
      <text:p text:style-name="P11">An update operation</text:p>
      <text:p text:style-name="P11">An upsert flag</text:p>
      <text:p text:style-name="P11">A query predicate</text:p>
      <text:p text:style-name="P1"/>
      <text:p text:style-name="P1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kzidenz" svg:font-family="akzidenz, 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15:05.396170552</meta:creation-date>
    <dc:date>2019-03-02T14:13:38.362894186</dc:date>
    <meta:editing-duration>P5DT13H28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133" meta:character-count="840" meta:non-whitespace-character-count="740"/>
  </office:meta>
</office:document-meta>
</file>